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LA ASENJO, EULER WHIT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AVILA ASENJO, EULER WHIT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6677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ACUNDO GARCIA, WILLIAN JAVI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67273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6:31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